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282cm" draw:marker-start-width="0.623cm" draw:marker-end="Arrow_20_concave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2" style:family="graphic" style:parent-style-name="objectwithoutfill">
      <style:graphic-properties svg:stroke-width="0.282cm" draw:marker-start-width="0.623cm" draw:marker-end="Arrow_20_concave" draw:marker-end-width="0.723cm" svg:stroke-opacity="90%" draw:stroke-linejoin="bevel" svg:stroke-linecap="round" draw:fill="none" draw:textarea-vertical-align="middle" fo:padding-top="0.266cm" fo:padding-bottom="0.266cm" fo:padding-left="0.391cm" fo:padding-right="0.391cm" draw:shadow="visible"/>
    </style:style>
    <style:style style:name="gr3" style:family="graphic" style:parent-style-name="objectwithoutfill">
      <style:graphic-properties draw:stroke="solid" draw:stroke-dash="_33__20_Dashes_20_3_20_Dots_20__28_var_29_" svg:stroke-width="0.282cm" draw:marker-start-width="0.623cm" draw:marker-end="Arrow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4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5" style:family="graphic" style:parent-style-name="standard">
      <style:graphic-properties svg:stroke-color="#000000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6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76cm" draw:shadow="visible"/>
    </style:style>
    <style:style style:name="gr7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19cm" fo:min-width="0.568cm" draw:shadow="visible"/>
    </style:style>
    <style:style style:name="gr8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902cm" fo:min-width="0.652cm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Ultrafine_20_2_20_Dots_20_3_20_Dashes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3.195cm"/>
    </style:style>
    <style:style style:name="P1" style:family="paragraph">
      <loext:graphic-properties draw:fill="none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0000cc" draw:fill-gradient-name="Gradient_20_2"/>
      <style:paragraph-properties fo:text-align="center"/>
      <style:text-properties fo:color="#ffffff" fo:font-size="24pt"/>
    </style:style>
    <style:style style:name="P5" style:family="paragraph">
      <loext:graphic-properties draw:fill="gradient" draw:fill-color="#0000cc" draw:fill-gradient-name="Gradient_20_2"/>
      <style:paragraph-properties fo:text-align="center"/>
      <style:text-properties fo:color="#ffffff" fo:font-size="24pt" style:font-size-asian="24pt" style:font-size-complex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color="#ff0000" fo:font-size="88pt" style:font-size-asian="88pt" style:font-size-complex="88pt"/>
    </style:style>
    <style:style style:name="P8" style:family="paragraph">
      <loext:graphic-properties draw:fill="none" draw:fill-color="#ffffff"/>
      <style:text-properties fo:color="#ff0000" fo:font-size="88pt" style:font-size-asian="88pt" style:font-size-complex="88pt"/>
    </style:style>
    <style:style style:name="T1" style:family="text">
      <style:text-properties fo:color="#ffffff" fo:font-size="24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0000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pin gor" draw:style-name="gr1" draw:text-style-name="P1" draw:layer="layout" svg:x1="3.173cm" svg:y1="4.118cm" svg:x2="3.173cm" svg:y2="4.118cm">
          <text:p/>
        </draw:line>
        <draw:line draw:style-name="gr2" draw:text-style-name="P2" draw:layer="layout" svg:x1="7.146cm" svg:y1="4.118cm" svg:x2="7.146cm" svg:y2="4.118cm">
          <text:p/>
        </draw:line>
        <draw:line draw:style-name="gr2" draw:text-style-name="P2" draw:layer="layout" svg:x1="11.118cm" svg:y1="4.118cm" svg:x2="11.118cm" svg:y2="4.118cm">
          <text:p/>
        </draw:line>
        <draw:line draw:style-name="gr2" draw:text-style-name="P2" draw:layer="layout" svg:x1="15.09cm" svg:y1="4.118cm" svg:x2="15.09cm" svg:y2="4.118cm">
          <text:p/>
        </draw:line>
        <draw:line draw:style-name="gr2" draw:text-style-name="P2" draw:layer="layout" svg:x1="23.035cm" svg:y1="4.118cm" svg:x2="23.035cm" svg:y2="4.118cm">
          <text:p/>
        </draw:line>
        <draw:line draw:style-name="gr2" draw:text-style-name="P2" draw:layer="layout" svg:x1="19.062cm" svg:y1="4.118cm" svg:x2="19.062cm" svg:y2="4.118cm">
          <text:p/>
        </draw:line>
        <draw:line draw:name="spin gor" draw:style-name="gr3" draw:text-style-name="P1" draw:layer="layout" svg:x1="14.971cm" svg:y1="6.328cm" svg:x2="14.971cm" svg:y2="3.806cm">
          <text:p/>
        </draw:line>
        <draw:custom-shape draw:style-name="gr4" draw:text-style-name="P4" draw:layer="layout" svg:width="1.51cm" svg:height="1.521cm" svg:x="14.2cm" svg:y="6.845cm">
          <text:p text:style-name="P3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1cm" svg:height="1.521cm" svg:x="18.16cm" svg:y="6.845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cm" svg:height="1.521cm" svg:x="22.14cm" svg:y="6.845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1cm" svg:height="1.521cm" svg:x="6.26cm" svg:y="6.845cm">
          <text:p text:style-name="P3"><text:span text:style-name="T1">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1cm" svg:height="1.521cm" svg:x="2.27cm" svg:y="6.825cm">
          <text:p text:style-name="P3"><text:span text:style-name="T2">-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pin gor" draw:style-name="gr3" draw:text-style-name="P1" draw:layer="layout" svg:x1="18.927cm" svg:y1="3.794cm" svg:x2="18.927cm" svg:y2="6.316cm">
          <text:p/>
        </draw:line>
        <draw:custom-shape draw:style-name="gr4" draw:text-style-name="P4" draw:layer="layout" svg:width="1.51cm" svg:height="1.521cm" svg:x="26.16cm" svg:y="6.845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1cm" svg:height="1.511cm" svg:x="10.24cm" svg:y="6.855cm">
          <text:p text:style-name="P3"><text:span text:style-name="T1">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pin gor" draw:style-name="gr3" draw:text-style-name="P1" draw:layer="layout" svg:x1="7.025cm" svg:y1="6.316cm" svg:x2="7.025cm" svg:y2="3.794cm">
          <text:p/>
        </draw:line>
        <draw:line draw:name="spin gor" draw:style-name="gr3" draw:text-style-name="P1" draw:layer="layout" svg:x1="3.037cm" svg:y1="3.794cm" svg:x2="3.037cm" svg:y2="6.316cm">
          <text:p/>
        </draw:line>
        <draw:line draw:name="spin gor" draw:style-name="gr3" draw:text-style-name="P1" draw:layer="layout" svg:x1="26.933cm" svg:y1="3.794cm" svg:x2="26.933cm" svg:y2="6.316cm">
          <text:p/>
        </draw:line>
        <draw:custom-shape draw:style-name="gr8" draw:text-style-name="P6" draw:layer="layout" svg:width="1.778cm" svg:height="1.778cm" svg:x="10.14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778cm" svg:height="1.778cm" svg:x="22.031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7.002cm" svg:y1="1cm" svg:x2="17.002cm" svg:y2="11.7cm">
          <text:p/>
        </draw:line>
        <draw:frame draw:style-name="gr10" draw:text-style-name="P8" draw:layer="layout" svg:width="4.318cm" svg:height="3.718cm" svg:x="7.985cm" svg:y="8.747cm">
          <draw:text-box draw:corner-radius="0.508cm">
            <text:p text:style-name="P7"><text:span text:style-name="T3">A</text:span></text:p>
          </draw:text-box>
        </draw:frame>
        <draw:frame draw:style-name="gr10" draw:text-style-name="P8" draw:layer="layout" svg:width="4.318cm" svg:height="3.718cm" svg:x="21.828cm" svg:y="8.747cm">
          <draw:text-box draw:corner-radius="0.508cm">
            <text:p text:style-name="P7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333366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22:23:50.006883519</meta:creation-date>
    <dc:date>2018-09-06T13:43:16.417786879</dc:date>
    <meta:editing-duration>PT14H49M28S</meta:editing-duration>
    <meta:editing-cycles>3</meta:editing-cycles>
    <meta:generator>LibreOffice/5.1.6.2$Linux_X86_64 LibreOffice_project/10m0$Build-2</meta:generator>
    <meta:document-statistic meta:object-count="23"/>
  </office:meta>
</office:document-meta>
</file>